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7699" officeooo:paragraph-rsid="0004bcd5"/>
    </style:style>
    <style:style style:name="P2" style:family="paragraph" style:parent-style-name="Standard">
      <style:text-properties officeooo:rsid="0005b2af" officeooo:paragraph-rsid="0005b2af"/>
    </style:style>
    <style:style style:name="T1" style:family="text">
      <style:text-properties officeooo:rsid="0004bcd5"/>
    </style:style>
    <style:style style:name="T2" style:family="text">
      <style:text-properties officeooo:rsid="0005b2af"/>
    </style:style>
    <style:style style:name="T3" style:family="text">
      <style:text-properties officeooo:rsid="000620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urrently Rhythmbox has no way of exporting radio stations. <text:s/>A method of exporting would be useful for cloning to another computer or when installing a new operating system. <text:s/></text:span>RdoChan extracts radio channels from a Rhythmbox <text:span text:style-name="T2">data base</text:span> file, <text:span text:style-name="T1">which contains the radio channels among a list of other things, and merges them with the Rhythmbox data base file in the new system</text:span>. <text:s/><text:span text:style-name="T2">The old radio stations records will be merged into the new data base at the end of the new data base radio records and written to a new file. <text:s/>The two input files will be left intact. <text:s/>This program </text:span>was written, more or less, as a way of practicing Ruby, and trying out Git.</text:p>
      <text:p text:style-name="P1"/>
      <text:p text:style-name="P2">To run, place: the program, the old data base and the new data base in the same directory. <text:s/><text:span text:style-name="T3">You must have the Ruby interpreter in order for the program to work. <text:s/></text:span>The program will prompt you for the name of the two data base files as well as the name of the composite data base which is to be created. <text:s/>After completion move the created data base to the Rhythmbox folder. <text:s/>You might want to save the original data base under a new name for safe keeping before rename the composite data base <text:s/>as“rhythmboxdb.xml”, which is the file Rhythmbox uses to create the list of radio sta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9T09:46:39.150124827</meta:creation-date>
    <dc:date>2014-08-29T09:36:59.227789927</dc:date>
    <meta:editing-duration>PT5M12S</meta:editing-duration>
    <meta:editing-cycles>4</meta:editing-cycles>
    <meta:generator>LibreOffice/4.2.4.2$Linux_X86_64 LibreOffice_project/420m0$Build-2</meta:generator>
    <meta:document-statistic meta:table-count="0" meta:image-count="0" meta:object-count="0" meta:page-count="1" meta:paragraph-count="2" meta:word-count="223" meta:character-count="1229" meta:non-whitespace-character-count="998"/>
  </office:meta>
</office:document-meta>
</file>